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Exception.PropertyException( String det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setPropertyName( String propert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Exception.get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pertyException.PropertyException( Exception cau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pertyException.setPropertyInfo( PropertyInfo prop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